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1.341cm"/>
    </style:style>
    <style:style style:name="co8" style:family="table-column">
      <style:table-column-properties fo:break-before="auto" style:column-width="3.33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default-cell-style-name="ce3"/>
        <table:table-column table:style-name="co6" table:default-cell-style-name="ce3"/>
        <table:table-row table:style-name="ro1">
          <table:table-cell office:value-type="string">
            <text:p>Fallhöhe [cm]</text:p>
          </table:table-cell>
          <table:table-cell office:value-type="float" office:value="72">
            <text:p>7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Radius [cm]</text:p>
          </table:table-cell>
          <table:table-cell office:value-type="float" office:value="2.25">
            <text:p>2,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Fehler Fallhöhe [cm]</text:p>
          </table:table-cell>
          <table:table-cell office:value-type="float" office:value="0.5">
            <text:p>0,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Fehler Drehzahl [1/min]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Fehler Radius [cm]</text:p>
          </table:table-cell>
          <table:table-cell office:value-type="float" office:value="0.1">
            <text:p>0,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Fehler Zeit [s]</text:p>
          </table:table-cell>
          <table:table-cell office:value-type="float" office:value="0.5">
            <text:p>0,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Gewicht 1</text:p>
          </table:table-cell>
          <table:table-cell office:value-type="string">
            <text:p>Masse [g]</text:p>
          </table:table-cell>
          <table:table-cell table:style-name="Default" office:value-type="float" office:value="110">
            <text:p>11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>
            <text:p>Drehzahl [1/min]</text:p>
          </table:table-cell>
          <table:table-cell table:style-name="Default" office:value-type="string">
            <text:p>t [s]</text:p>
          </table:table-cell>
          <table:table-cell/>
          <table:table-cell table:style-name="Default" office:value-type="string">
            <text:p>Energiemeth. J [g*m^2]</text:p>
          </table:table-cell>
          <table:table-cell table:style-name="Default" office:value-type="string">
            <text:p>Fehler [g*m^2]</text:p>
          </table:table-cell>
          <table:table-cell/>
          <table:table-cell table:style-name="Default" office:value-type="string">
            <text:p>Zeitmeth. J [g*m^2]</text:p>
          </table:table-cell>
          <table:table-cell table:style-name="Default" office:value-type="string">
            <text:p>Fehler [g*m^2]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4.91">
            <text:p>4,91</text:p>
          </table:table-cell>
          <table:table-cell/>
          <table:table-cell table:formula="of:=36*[.$C$8]*9.81*[.$B$1]/(2*PI()*PI()*[.B10]*[.B10])-0.0001*[.$C$8]*[.$B$2]*[.$B$2]" office:value-type="float" office:value="10.6587966808625">
            <text:p>10,659</text:p>
          </table:table-cell>
          <table:table-cell table:formula="of:=36*[.$C$8]*9.81/(PI()*PI())*([.$B$3]/(2*[.B10]*[.B10])+[.$B$4]*[.$B$1]/([.B10]*[.B10]*[.B10]))+0.0002*[.$C$8]*[.$B$2]*[.$B$5]" office:value-type="float" office:value="1.01105041674162">
            <text:p>1,0111</text:p>
          </table:table-cell>
          <table:table-cell/>
          <table:table-cell table:formula="of:=0.6*[.$C$8]*9.81*[.$B$2]*[.C10]/(2*PI()*[.B10])" office:value-type="float" office:value="9.8991805288795">
            <text:p>9,899</text:p>
          </table:table-cell>
          <table:table-cell table:formula="of:=0.6*[.$C$8]*9.81/(2*PI())*([.$B$2]*[.$B$6]/([.B10])+[.$B$2]*[.C10]*[.$B$4]/([.B10]*[.B10])+[.C10]*[.$B$5]/[.B10])" office:value-type="float" office:value="1.87842592280445">
            <text:p>1,878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4.94">
            <text:p>4,94</text:p>
          </table:table-cell>
          <table:table-cell/>
          <table:table-cell table:formula="of:=36*[.$C$8]*9.81*[.$B$1]/(2*PI()*PI()*[.B11]*[.B11])-0.0001*[.$C$8]*[.$B$2]*[.$B$2]" office:value-type="float" office:value="10.2956203597346">
            <text:p>10,296</text:p>
          </table:table-cell>
          <table:table-cell table:formula="of:=36*[.$C$8]*9.81/(PI()*PI())*([.$B$3]/(2*[.B11]*[.B11])+[.$B$4]*[.$B$1]/([.B11]*[.B11]*[.B11]))+0.0002*[.$C$8]*[.$B$2]*[.$B$5]" office:value-type="float" office:value="0.961561249857952">
            <text:p>0,9616</text:p>
          </table:table-cell>
          <table:table-cell/>
          <table:table-cell table:formula="of:=0.6*[.$C$8]*9.81*[.$B$2]*[.C11]/(2*PI()*[.B11])" office:value-type="float" office:value="9.78941364815647">
            <text:p>9,789</text:p>
          </table:table-cell>
          <table:table-cell table:formula="of:=0.6*[.$C$8]*9.81/(2*PI())*([.$B$2]*[.$B$6]/([.B11])+[.$B$2]*[.C11]*[.$B$4]/([.B11]*[.B11])+[.C11]*[.$B$5]/[.B11])" office:value-type="float" office:value="1.84426740254068">
            <text:p>1,844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4.87">
            <text:p>4,87</text:p>
          </table:table-cell>
          <table:table-cell/>
          <table:table-cell table:formula="of:=36*[.$C$8]*9.81*[.$B$1]/(2*PI()*PI()*[.B12]*[.B12])-0.0001*[.$C$8]*[.$B$2]*[.$B$2]" office:value-type="float" office:value="10.2956203597346">
            <text:p>10,296</text:p>
          </table:table-cell>
          <table:table-cell table:formula="of:=36*[.$C$8]*9.81/(PI()*PI())*([.$B$3]/(2*[.B12]*[.B12])+[.$B$4]*[.$B$1]/([.B12]*[.B12]*[.B12]))+0.0002*[.$C$8]*[.$B$2]*[.$B$5]" office:value-type="float" office:value="0.961561249857952">
            <text:p>0,9616</text:p>
          </table:table-cell>
          <table:table-cell/>
          <table:table-cell table:formula="of:=0.6*[.$C$8]*9.81*[.$B$2]*[.C12]/(2*PI()*[.B12])" office:value-type="float" office:value="9.65069726042955">
            <text:p>9,651</text:p>
          </table:table-cell>
          <table:table-cell table:formula="of:=0.6*[.$C$8]*9.81/(2*PI())*([.$B$2]*[.$B$6]/([.B12])+[.$B$2]*[.C12]*[.$B$4]/([.B12]*[.B12])+[.C12]*[.$B$5]/[.B12])" office:value-type="float" office:value="1.83217417899525">
            <text:p>1,832</text:p>
          </table:table-cell>
        </table:table-row>
        <table:table-row table:style-name="ro1">
          <table:table-cell/>
          <table:table-cell office:value-type="float" office:value="117.5">
            <text:p>117,5</text:p>
          </table:table-cell>
          <table:table-cell office:value-type="float" office:value="4.91">
            <text:p>4,91</text:p>
          </table:table-cell>
          <table:table-cell/>
          <table:table-cell table:formula="of:=36*[.$C$8]*9.81*[.$B$1]/(2*PI()*PI()*[.B13]*[.B13])-0.0001*[.$C$8]*[.$B$2]*[.$B$2]" office:value-type="float" office:value="10.2077115614328">
            <text:p>10,208</text:p>
          </table:table-cell>
          <table:table-cell table:formula="of:=36*[.$C$8]*9.81/(PI()*PI())*([.$B$3]/(2*[.B13]*[.B13])+[.$B$4]*[.$B$1]/([.B13]*[.B13]*[.B13]))+0.0002*[.$C$8]*[.$B$2]*[.$B$5]" office:value-type="float" office:value="0.949704375779056">
            <text:p>0,9497</text:p>
          </table:table-cell>
          <table:table-cell/>
          <table:table-cell table:formula="of:=0.6*[.$C$8]*9.81*[.$B$2]*[.C13]/(2*PI()*[.B13])" office:value-type="float" office:value="9.68855966656292">
            <text:p>9,689</text:p>
          </table:table-cell>
          <table:table-cell table:formula="of:=0.6*[.$C$8]*9.81/(2*PI())*([.$B$2]*[.$B$6]/([.B13])+[.$B$2]*[.C13]*[.$B$4]/([.B13]*[.B13])+[.C13]*[.$B$5]/[.B13])" office:value-type="float" office:value="1.8294968239228">
            <text:p>1,829</text:p>
          </table:table-cell>
        </table:table-row>
        <table:table-row table:style-name="ro1">
          <table:table-cell/>
          <table:table-cell office:value-type="float" office:value="117.5">
            <text:p>117,5</text:p>
          </table:table-cell>
          <table:table-cell office:value-type="float" office:value="4.84">
            <text:p>4,84</text:p>
          </table:table-cell>
          <table:table-cell/>
          <table:table-cell table:formula="of:=36*[.$C$8]*9.81*[.$B$1]/(2*PI()*PI()*[.B14]*[.B14])-0.0001*[.$C$8]*[.$B$2]*[.$B$2]" office:value-type="float" office:value="10.2077115614328">
            <text:p>10,208</text:p>
          </table:table-cell>
          <table:table-cell table:formula="of:=36*[.$C$8]*9.81/(PI()*PI())*([.$B$3]/(2*[.B14]*[.B14])+[.$B$4]*[.$B$1]/([.B14]*[.B14]*[.B14]))+0.0002*[.$C$8]*[.$B$2]*[.$B$5]" office:value-type="float" office:value="0.949704375779056">
            <text:p>0,9497</text:p>
          </table:table-cell>
          <table:table-cell/>
          <table:table-cell table:formula="of:=0.6*[.$C$8]*9.81*[.$B$2]*[.C14]/(2*PI()*[.B14])" office:value-type="float" office:value="9.55043356133697">
            <text:p>9,550</text:p>
          </table:table-cell>
          <table:table-cell table:formula="of:=0.6*[.$C$8]*9.81/(2*PI())*([.$B$2]*[.$B$6]/([.B14])+[.$B$2]*[.C14]*[.$B$4]/([.B14]*[.B14])+[.C14]*[.$B$5]/[.B14])" office:value-type="float" office:value="1.8174801793074">
            <text:p>1,817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4.68">
            <text:p>4,68</text:p>
          </table:table-cell>
          <table:table-cell/>
          <table:table-cell table:formula="of:=36*[.$C$8]*9.81*[.$B$1]/(2*PI()*PI()*[.B15]*[.B15])-0.0001*[.$C$8]*[.$B$2]*[.$B$2]" office:value-type="float" office:value="10.1209178786201">
            <text:p>10,121</text:p>
          </table:table-cell>
          <table:table-cell table:formula="of:=36*[.$C$8]*9.81/(PI()*PI())*([.$B$3]/(2*[.B15]*[.B15])+[.$B$4]*[.$B$1]/([.B15]*[.B15]*[.B15]))+0.0002*[.$C$8]*[.$B$2]*[.$B$5]" office:value-type="float" office:value="0.938045055313688">
            <text:p>0,9380</text:p>
          </table:table-cell>
          <table:table-cell/>
          <table:table-cell table:formula="of:=0.6*[.$C$8]*9.81*[.$B$2]*[.C15]/(2*PI()*[.B15])" office:value-type="float" office:value="9.19558659367418">
            <text:p>9,196</text:p>
          </table:table-cell>
          <table:table-cell table:formula="of:=0.6*[.$C$8]*9.81/(2*PI())*([.$B$2]*[.$B$6]/([.B15])+[.$B$2]*[.C15]*[.$B$4]/([.B15]*[.B15])+[.C15]*[.$B$5]/[.B15])" office:value-type="float" office:value="1.78077070236472">
            <text:p>1,781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4.84">
            <text:p>4,84</text:p>
          </table:table-cell>
          <table:table-cell/>
          <table:table-cell table:formula="of:=36*[.$C$8]*9.81*[.$B$1]/(2*PI()*PI()*[.B16]*[.B16])-0.0001*[.$C$8]*[.$B$2]*[.$B$2]" office:value-type="float" office:value="10.1209178786201">
            <text:p>10,121</text:p>
          </table:table-cell>
          <table:table-cell table:formula="of:=36*[.$C$8]*9.81/(PI()*PI())*([.$B$3]/(2*[.B16]*[.B16])+[.$B$4]*[.$B$1]/([.B16]*[.B16]*[.B16]))+0.0002*[.$C$8]*[.$B$2]*[.$B$5]" office:value-type="float" office:value="0.938045055313688">
            <text:p>0,9380</text:p>
          </table:table-cell>
          <table:table-cell/>
          <table:table-cell table:formula="of:=0.6*[.$C$8]*9.81*[.$B$2]*[.C16]/(2*PI()*[.B16])" office:value-type="float" office:value="9.50996562251774">
            <text:p>9,510</text:p>
          </table:table-cell>
          <table:table-cell table:formula="of:=0.6*[.$C$8]*9.81/(2*PI())*([.$B$2]*[.$B$6]/([.B16])+[.$B$2]*[.C16]*[.$B$4]/([.B16]*[.B16])+[.C16]*[.$B$5]/[.B16])" office:value-type="float" office:value="1.80806424893664">
            <text:p>1,808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4.82">
            <text:p>4,82</text:p>
          </table:table-cell>
          <table:table-cell/>
          <table:table-cell table:formula="of:=36*[.$C$8]*9.81*[.$B$1]/(2*PI()*PI()*[.B17]*[.B17])-0.0001*[.$C$8]*[.$B$2]*[.$B$2]" office:value-type="float" office:value="9.95060113017491">
            <text:p>9,951</text:p>
          </table:table-cell>
          <table:table-cell table:formula="of:=36*[.$C$8]*9.81/(PI()*PI())*([.$B$3]/(2*[.B17]*[.B17])+[.$B$4]*[.$B$1]/([.B17]*[.B17]*[.B17]))+0.0002*[.$C$8]*[.$B$2]*[.$B$5]" office:value-type="float" office:value="0.915302706258327">
            <text:p>0,9153</text:p>
          </table:table-cell>
          <table:table-cell/>
          <table:table-cell table:formula="of:=0.6*[.$C$8]*9.81*[.$B$2]*[.C17]/(2*PI()*[.B17])" office:value-type="float" office:value="9.39108279648447">
            <text:p>9,391</text:p>
          </table:table-cell>
          <table:table-cell table:formula="of:=0.6*[.$C$8]*9.81/(2*PI())*([.$B$2]*[.$B$6]/([.B17])+[.$B$2]*[.C17]*[.$B$4]/([.B17]*[.B17])+[.C17]*[.$B$5]/[.B17])" office:value-type="float" office:value="1.78614348172645">
            <text:p>1,786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string">
            <text:p>Mittelwerte:</text:p>
          </table:table-cell>
          <table:table-cell table:formula="of:=AVERAGE([.B10:.B17])" office:value-type="float" office:value="117.375">
            <text:p>117,38</text:p>
          </table:table-cell>
          <table:table-cell table:formula="of:=AVERAGE([.C10:.C17])" office:value-type="float" office:value="4.85125">
            <text:p>4,85</text:p>
          </table:table-cell>
          <table:table-cell/>
          <table:table-cell table:formula="of:=AVERAGE([.E10:.E17])" office:value-type="float" office:value="10.2322371763266">
            <text:p>10,232</text:p>
          </table:table-cell>
          <table:table-cell table:style-name="ce3"/>
          <table:table-cell/>
          <table:table-cell table:formula="of:=AVERAGE([.H10:.H17])" office:value-type="float" office:value="9.58436495975522">
            <text:p>9,584</text:p>
          </table:table-cell>
          <table:table-cell/>
        </table:table-row>
        <table:table-row table:style-name="ro2">
          <table:table-cell office:value-type="string">
            <text:p>Mittl. Abw vom MW:</text:p>
          </table:table-cell>
          <table:table-cell table:formula="of:=AVEDEV([.B10:.B17])" office:value-type="float" office:value="0.78125">
            <text:p>0,78</text:p>
          </table:table-cell>
          <table:table-cell table:formula="of:=AVEDEV([.C10:.C17])" office:value-type="float" office:value="0.0562500000000001">
            <text:p>0,06</text:p>
          </table:table-cell>
          <table:table-cell/>
          <table:table-cell table:formula="of:=AVEDEV([.E10:.E17])" office:value-type="float" office:value="0.138331467838003">
            <text:p>0,138</text:p>
          </table:table-cell>
          <table:table-cell table:style-name="ce3"/>
          <table:table-cell/>
          <table:table-cell table:formula="of:=AVEDEV([.H10:.H17])" office:value-type="float" office:value="0.172597816251884">
            <text:p>0,17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Gewicht 2</text:p>
          </table:table-cell>
          <table:table-cell office:value-type="string">
            <text:p>Masse[g]</text:p>
          </table:table-cell>
          <table:table-cell table:style-name="Default" office:value-type="float" office:value="160">
            <text:p>16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>
            <text:p>Drehzahl [1/min]</text:p>
          </table:table-cell>
          <table:table-cell table:style-name="Default" office:value-type="string">
            <text:p>t [s]</text:p>
          </table:table-cell>
          <table:table-cell/>
          <table:table-cell table:style-name="Default" office:value-type="string">
            <text:p>Energiemeth. J [g*m^2]</text:p>
          </table:table-cell>
          <table:table-cell table:style-name="Default" office:value-type="string">
            <text:p>Fehler [g*m^2]</text:p>
          </table:table-cell>
          <table:table-cell/>
          <table:table-cell table:style-name="Default" office:value-type="string">
            <text:p>Zeitmeth. J [g*m^2]</text:p>
          </table:table-cell>
          <table:table-cell table:style-name="Default" office:value-type="string">
            <text:p>Fehler [g*m^2]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3.89">
            <text:p>3,89</text:p>
          </table:table-cell>
          <table:table-cell/>
          <table:table-cell table:formula="of:=36*[.$C$22]*9.81*[.$B$1]/(2*PI()*PI()*[.B24]*[.B24])-0.0001*[.$C$22]*[.$B$2]*[.$B$2]" office:value-type="float" office:value="10.5865489818921">
            <text:p>10,587</text:p>
          </table:table-cell>
          <table:table-cell table:formula="of:=36*[.$C$22]*9.81/(PI()*PI())*([.$B$3]/(2*[.B24]*[.B24])+[.$B$4]*[.$B$1]/([.B24]*[.B24]*[.B24]))+0.0002*[.$C$22]*[.$B$2]*[.$B$5]" office:value-type="float" office:value="0.848729768305737">
            <text:p>0,8487</text:p>
          </table:table-cell>
          <table:table-cell/>
          <table:table-cell table:formula="of:=0.6*[.$C$22]*9.81*[.$B$2]*[.C24]/(2*PI()*[.B24])" office:value-type="float" office:value="9.43795041332712">
            <text:p>9,438</text:p>
          </table:table-cell>
          <table:table-cell table:formula="of:=0.6*[.$C$22]*9.81/(2*PI())*([.$B$2]*[.$B$6]/([.B24])+[.$B$2]*[.C24]*[.$B$4]/([.B24]*[.B24])+[.C24]*[.$B$5]/[.B24])" office:value-type="float" office:value="1.97206324823639">
            <text:p>1,972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3.94">
            <text:p>3,94</text:p>
          </table:table-cell>
          <table:table-cell/>
          <table:table-cell table:formula="of:=36*[.$C$22]*9.81*[.$B$1]/(2*PI()*PI()*[.B25]*[.B25])-0.0001*[.$C$22]*[.$B$2]*[.$B$2]" office:value-type="float" office:value="10.5865489818921">
            <text:p>10,587</text:p>
          </table:table-cell>
          <table:table-cell table:formula="of:=36*[.$C$22]*9.81/(PI()*PI())*([.$B$3]/(2*[.B25]*[.B25])+[.$B$4]*[.$B$1]/([.B25]*[.B25]*[.B25]))+0.0002*[.$C$22]*[.$B$2]*[.$B$5]" office:value-type="float" office:value="0.848729768305737">
            <text:p>0,8487</text:p>
          </table:table-cell>
          <table:table-cell/>
          <table:table-cell table:formula="of:=0.6*[.$C$22]*9.81*[.$B$2]*[.C25]/(2*PI()*[.B25])" office:value-type="float" office:value="9.55926082995087">
            <text:p>9,559</text:p>
          </table:table-cell>
          <table:table-cell table:formula="of:=0.6*[.$C$22]*9.81/(2*PI())*([.$B$2]*[.$B$6]/([.B25])+[.$B$2]*[.C25]*[.$B$4]/([.B25]*[.B25])+[.C25]*[.$B$5]/[.B25])" office:value-type="float" office:value="1.98181850635977">
            <text:p>1,982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3.92">
            <text:p>3,92</text:p>
          </table:table-cell>
          <table:table-cell/>
          <table:table-cell table:formula="of:=36*[.$C$22]*9.81*[.$B$1]/(2*PI()*PI()*[.B26]*[.B26])-0.0001*[.$C$22]*[.$B$2]*[.$B$2]" office:value-type="float" office:value="9.72198282421581">
            <text:p>9,722</text:p>
          </table:table-cell>
          <table:table-cell table:formula="of:=36*[.$C$22]*9.81/(PI()*PI())*([.$B$3]/(2*[.B26]*[.B26])+[.$B$4]*[.$B$1]/([.B26]*[.B26]*[.B26]))+0.0002*[.$C$22]*[.$B$2]*[.$B$5]" office:value-type="float" office:value="0.75134405059301">
            <text:p>0,7513</text:p>
          </table:table-cell>
          <table:table-cell/>
          <table:table-cell table:formula="of:=0.6*[.$C$22]*9.81*[.$B$2]*[.C26]/(2*PI()*[.B26])" office:value-type="float" office:value="9.11718893930269">
            <text:p>9,117</text:p>
          </table:table-cell>
          <table:table-cell table:formula="of:=0.6*[.$C$22]*9.81/(2*PI())*([.$B$2]*[.$B$6]/([.B26])+[.$B$2]*[.C26]*[.$B$4]/([.B26]*[.B26])+[.C26]*[.$B$5]/[.B26])" office:value-type="float" office:value="1.88250097525762">
            <text:p>1,883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4.05">
            <text:p>4,05</text:p>
          </table:table-cell>
          <table:table-cell/>
          <table:table-cell table:formula="of:=36*[.$C$22]*9.81*[.$B$1]/(2*PI()*PI()*[.B27]*[.B27])-0.0001*[.$C$22]*[.$B$2]*[.$B$2]" office:value-type="float" office:value="9.85860811531334">
            <text:p>9,859</text:p>
          </table:table-cell>
          <table:table-cell table:formula="of:=36*[.$C$22]*9.81/(PI()*PI())*([.$B$3]/(2*[.B27]*[.B27])+[.$B$4]*[.$B$1]/([.B27]*[.B27]*[.B27]))+0.0002*[.$C$22]*[.$B$2]*[.$B$5]" office:value-type="float" office:value="0.766475619919769">
            <text:p>0,7665</text:p>
          </table:table-cell>
          <table:table-cell/>
          <table:table-cell table:formula="of:=0.6*[.$C$22]*9.81*[.$B$2]*[.C27]/(2*PI()*[.B27])" office:value-type="float" office:value="9.48495819976882">
            <text:p>9,485</text:p>
          </table:table-cell>
          <table:table-cell table:formula="of:=0.6*[.$C$22]*9.81/(2*PI())*([.$B$2]*[.$B$6]/([.B27])+[.$B$2]*[.C27]*[.$B$4]/([.B27]*[.B27])+[.C27]*[.$B$5]/[.B27])" office:value-type="float" office:value="1.92187501794699">
            <text:p>1,922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4.13">
            <text:p>4,13</text:p>
          </table:table-cell>
          <table:table-cell/>
          <table:table-cell table:formula="of:=36*[.$C$22]*9.81*[.$B$1]/(2*PI()*PI()*[.B28]*[.B28])-0.0001*[.$C$22]*[.$B$2]*[.$B$2]" office:value-type="float" office:value="9.85860811531334">
            <text:p>9,859</text:p>
          </table:table-cell>
          <table:table-cell table:formula="of:=36*[.$C$22]*9.81/(PI()*PI())*([.$B$3]/(2*[.B28]*[.B28])+[.$B$4]*[.$B$1]/([.B28]*[.B28]*[.B28]))+0.0002*[.$C$22]*[.$B$2]*[.$B$5]" office:value-type="float" office:value="0.766475619919769">
            <text:p>0,7665</text:p>
          </table:table-cell>
          <table:table-cell/>
          <table:table-cell table:formula="of:=0.6*[.$C$22]*9.81*[.$B$2]*[.C28]/(2*PI()*[.B28])" office:value-type="float" office:value="9.6723153987766">
            <text:p>9,672</text:p>
          </table:table-cell>
          <table:table-cell table:formula="of:=0.6*[.$C$22]*9.81/(2*PI())*([.$B$2]*[.$B$6]/([.B28])+[.$B$2]*[.C28]*[.$B$4]/([.B28]*[.B28])+[.C28]*[.$B$5]/[.B28])" office:value-type="float" office:value="1.93670746286843">
            <text:p>1,937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3.87">
            <text:p>3,87</text:p>
          </table:table-cell>
          <table:table-cell/>
          <table:table-cell table:formula="of:=36*[.$C$22]*9.81*[.$B$1]/(2*PI()*PI()*[.B29]*[.B29])-0.0001*[.$C$22]*[.$B$2]*[.$B$2]" office:value-type="float" office:value="10.1405688295545">
            <text:p>10,141</text:p>
          </table:table-cell>
          <table:table-cell table:formula="of:=36*[.$C$22]*9.81/(PI()*PI())*([.$B$3]/(2*[.B29]*[.B29])+[.$B$4]*[.$B$1]/([.B29]*[.B29]*[.B29]))+0.0002*[.$C$22]*[.$B$2]*[.$B$5]" office:value-type="float" office:value="0.798011907685605">
            <text:p>0,7980</text:p>
          </table:table-cell>
          <table:table-cell/>
          <table:table-cell table:formula="of:=0.6*[.$C$22]*9.81*[.$B$2]*[.C29]/(2*PI()*[.B29])" office:value-type="float" office:value="9.19105808653655">
            <text:p>9,191</text:p>
          </table:table-cell>
          <table:table-cell table:formula="of:=0.6*[.$C$22]*9.81/(2*PI())*([.$B$2]*[.$B$6]/([.B29])+[.$B$2]*[.C29]*[.$B$4]/([.B29]*[.B29])+[.C29]*[.$B$5]/[.B29])" office:value-type="float" office:value="1.91959548135558">
            <text:p>1,920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4.05">
            <text:p>4,05</text:p>
          </table:table-cell>
          <table:table-cell/>
          <table:table-cell table:formula="of:=36*[.$C$22]*9.81*[.$B$1]/(2*PI()*PI()*[.B30]*[.B30])-0.0001*[.$C$22]*[.$B$2]*[.$B$2]" office:value-type="float" office:value="10.1405688295545">
            <text:p>10,141</text:p>
          </table:table-cell>
          <table:table-cell table:formula="of:=36*[.$C$22]*9.81/(PI()*PI())*([.$B$3]/(2*[.B30]*[.B30])+[.$B$4]*[.$B$1]/([.B30]*[.B30]*[.B30]))+0.0002*[.$C$22]*[.$B$2]*[.$B$5]" office:value-type="float" office:value="0.798011907685605">
            <text:p>0,7980</text:p>
          </table:table-cell>
          <table:table-cell/>
          <table:table-cell table:formula="of:=0.6*[.$C$22]*9.81*[.$B$2]*[.C30]/(2*PI()*[.B30])" office:value-type="float" office:value="9.61854916032895">
            <text:p>9,619</text:p>
          </table:table-cell>
          <table:table-cell table:formula="of:=0.6*[.$C$22]*9.81/(2*PI())*([.$B$2]*[.$B$6]/([.B30])+[.$B$2]*[.C30]*[.$B$4]/([.B30]*[.B30])+[.C30]*[.$B$5]/[.B30])" office:value-type="float" office:value="1.95364758723357">
            <text:p>1,954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3.82">
            <text:p>3,82</text:p>
          </table:table-cell>
          <table:table-cell/>
          <table:table-cell table:formula="of:=36*[.$C$22]*9.81*[.$B$1]/(2*PI()*PI()*[.B31]*[.B31])-0.0001*[.$C$22]*[.$B$2]*[.$B$2]" office:value-type="float" office:value="9.85860811531334">
            <text:p>9,859</text:p>
          </table:table-cell>
          <table:table-cell table:formula="of:=36*[.$C$22]*9.81/(PI()*PI())*([.$B$3]/(2*[.B31]*[.B31])+[.$B$4]*[.$B$1]/([.B31]*[.B31]*[.B31]))+0.0002*[.$C$22]*[.$B$2]*[.$B$5]" office:value-type="float" office:value="0.766475619919769">
            <text:p>0,7665</text:p>
          </table:table-cell>
          <table:table-cell/>
          <table:table-cell table:formula="of:=0.6*[.$C$22]*9.81*[.$B$2]*[.C31]/(2*PI()*[.B31])" office:value-type="float" office:value="8.94630625262146">
            <text:p>8,946</text:p>
          </table:table-cell>
          <table:table-cell table:formula="of:=0.6*[.$C$22]*9.81/(2*PI())*([.$B$2]*[.$B$6]/([.B31])+[.$B$2]*[.C31]*[.$B$4]/([.B31]*[.B31])+[.C31]*[.$B$5]/[.B31])" office:value-type="float" office:value="1.87923173879782">
            <text:p>1,879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4">
            <text:p>4,00</text:p>
          </table:table-cell>
          <table:table-cell/>
          <table:table-cell table:formula="of:=36*[.$C$22]*9.81*[.$B$1]/(2*PI()*PI()*[.B32]*[.B32])-0.0001*[.$C$22]*[.$B$2]*[.$B$2]" office:value-type="float" office:value="9.85860811531334">
            <text:p>9,859</text:p>
          </table:table-cell>
          <table:table-cell table:formula="of:=36*[.$C$22]*9.81/(PI()*PI())*([.$B$3]/(2*[.B32]*[.B32])+[.$B$4]*[.$B$1]/([.B32]*[.B32]*[.B32]))+0.0002*[.$C$22]*[.$B$2]*[.$B$5]" office:value-type="float" office:value="0.766475619919769">
            <text:p>0,7665</text:p>
          </table:table-cell>
          <table:table-cell/>
          <table:table-cell table:formula="of:=0.6*[.$C$22]*9.81*[.$B$2]*[.C32]/(2*PI()*[.B32])" office:value-type="float" office:value="9.36785995038896">
            <text:p>9,368</text:p>
          </table:table-cell>
          <table:table-cell table:formula="of:=0.6*[.$C$22]*9.81/(2*PI())*([.$B$2]*[.$B$6]/([.B32])+[.$B$2]*[.C32]*[.$B$4]/([.B32]*[.B32])+[.C32]*[.$B$5]/[.B32])" office:value-type="float" office:value="1.91260473987108">
            <text:p>1,913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3.82">
            <text:p>3,82</text:p>
          </table:table-cell>
          <table:table-cell/>
          <table:table-cell table:formula="of:=36*[.$C$22]*9.81*[.$B$1]/(2*PI()*PI()*[.B33]*[.B33])-0.0001*[.$C$22]*[.$B$2]*[.$B$2]" office:value-type="float" office:value="9.99810968160484">
            <text:p>9,998</text:p>
          </table:table-cell>
          <table:table-cell table:formula="of:=36*[.$C$22]*9.81/(PI()*PI())*([.$B$3]/(2*[.B33]*[.B33])+[.$B$4]*[.$B$1]/([.B33]*[.B33]*[.B33]))+0.0002*[.$C$22]*[.$B$2]*[.$B$5]" office:value-type="float" office:value="0.782026662100838">
            <text:p>0,7820</text:p>
          </table:table-cell>
          <table:table-cell/>
          <table:table-cell table:formula="of:=0.6*[.$C$22]*9.81*[.$B$2]*[.C33]/(2*PI()*[.B33])" office:value-type="float" office:value="9.00886783480762">
            <text:p>9,009</text:p>
          </table:table-cell>
          <table:table-cell table:formula="of:=0.6*[.$C$22]*9.81/(2*PI())*([.$B$2]*[.$B$6]/([.B33])+[.$B$2]*[.C33]*[.$B$4]/([.B33]*[.B33])+[.C33]*[.$B$5]/[.B33])" office:value-type="float" office:value="1.89456068739732">
            <text:p>1,895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3.68">
            <text:p>3,68</text:p>
          </table:table-cell>
          <table:table-cell/>
          <table:table-cell table:formula="of:=36*[.$C$22]*9.81*[.$B$1]/(2*PI()*PI()*[.B34]*[.B34])-0.0001*[.$C$22]*[.$B$2]*[.$B$2]" office:value-type="float" office:value="9.99810968160484">
            <text:p>9,998</text:p>
          </table:table-cell>
          <table:table-cell table:formula="of:=36*[.$C$22]*9.81/(PI()*PI())*([.$B$3]/(2*[.B34]*[.B34])+[.$B$4]*[.$B$1]/([.B34]*[.B34]*[.B34]))+0.0002*[.$C$22]*[.$B$2]*[.$B$5]" office:value-type="float" office:value="0.782026662100838">
            <text:p>0,7820</text:p>
          </table:table-cell>
          <table:table-cell/>
          <table:table-cell table:formula="of:=0.6*[.$C$22]*9.81*[.$B$2]*[.C34]/(2*PI()*[.B34])" office:value-type="float" office:value="8.67869990368902">
            <text:p>8,679</text:p>
          </table:table-cell>
          <table:table-cell table:formula="of:=0.6*[.$C$22]*9.81/(2*PI())*([.$B$2]*[.$B$6]/([.B34])+[.$B$2]*[.C34]*[.$B$4]/([.B34]*[.B34])+[.C34]*[.$B$5]/[.B34])" office:value-type="float" office:value="1.86834222386949">
            <text:p>1,868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string">
            <text:p>Mittelwerte:</text:p>
          </table:table-cell>
          <table:table-cell table:formula="of:=AVERAGE([.B25:.B34])" office:value-type="float" office:value="143">
            <text:p>143</text:p>
          </table:table-cell>
          <table:table-cell table:formula="of:=AVERAGE([.C25:.C34])" office:value-type="float" office:value="3.928">
            <text:p>3,93</text:p>
          </table:table-cell>
          <table:table-cell/>
          <table:table-cell table:formula="of:=AVERAGE([.E25:.E34])" office:value-type="float" office:value="10.002032128968">
            <text:p>10,002</text:p>
          </table:table-cell>
          <table:table-cell table:style-name="ce3"/>
          <table:table-cell/>
          <table:table-cell table:formula="of:=AVERAGE([.H25:.H34])" office:value-type="float" office:value="9.26450645561716">
            <text:p>9,265</text:p>
          </table:table-cell>
          <table:table-cell/>
        </table:table-row>
        <table:table-row table:style-name="ro2">
          <table:table-cell office:value-type="string">
            <text:p>Mittl. Abw vom MW:</text:p>
          </table:table-cell>
          <table:table-cell table:formula="of:=AVEDEV([.B24:.B34])" office:value-type="float" office:value="1.55371900826447">
            <text:p>1,55</text:p>
          </table:table-cell>
          <table:table-cell table:formula="of:=AVEDEV([.C24:.C34])" office:value-type="float" office:value="0.0995041322314049">
            <text:p>0,10</text:p>
          </table:table-cell>
          <table:table-cell/>
          <table:table-cell table:formula="of:=AVEDEV([.E24:.E34])" office:value-type="float" office:value="0.224282822570867">
            <text:p>0,224</text:p>
          </table:table-cell>
          <table:table-cell table:style-name="ce3"/>
          <table:table-cell/>
          <table:table-cell table:formula="of:=AVEDEV([.H24:.H34])" office:value-type="float" office:value="0.265318077040703">
            <text:p>0,265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1.07.2010</text:date>, <text:time>17:5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1T16:16:24</meta:creation-date>
    <dc:date>2010-07-01T17:58:35</dc:date>
    <meta:editing-duration>PT01H42M13S</meta:editing-duration>
    <meta:editing-cycles>52</meta:editing-cycles>
    <meta:generator>OpenOffice.org/3.2$Unix OpenOffice.org_project/320m18$Build-9502</meta:generator>
    <meta:print-date>2010-07-01T17:58:28</meta:print-date>
    <meta:document-statistic meta:table-count="3" meta:cell-count="164" meta:object-count="0"/>
  </office:meta>
</office:document-meta>
</file>